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80000001A9B3701DA04C9B832.png" manifest:media-type="image/png"/>
  <manifest:file-entry manifest:full-path="Pictures/100000000000048D0000001FBA0F7A4E2477DD7F.png" manifest:media-type="image/png"/>
  <manifest:file-entry manifest:full-path="Pictures/10000000000003B10000001F3A8E035E9F63EB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4.75cm" fo:min-width="23.712cm"/>
    </style:style>
    <style:style style:name="gr2" style:family="graphic" style:parent-style-name="objectwithoutfill">
      <style:graphic-properties draw:marker-end="Arrowheads_20_2" draw:marker-end-width="0.1cm" draw:fill="none" draw:textarea-vertical-align="middl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5cm" fo:min-width="0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2.436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4.25cm"/>
    </style:style>
    <style:style style:name="gr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cm" fo:min-width="4.5cm"/>
    </style:style>
    <style:style style:name="gr9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5cm" fo:min-width="4.486cm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2.7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212cm" svg:height="15cm" svg:x="1cm" svg:y="1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0.437cm" svg:x1="6.85cm" svg:y1="12.801cm" svg:x2="7.45cm" svg:y2="11.927cm" svg:d="M6850 12801h600v-874" svg:viewBox="0 0 601 875">
          <text:p/>
        </draw:connector>
        <draw:connector draw:style-name="gr2" draw:text-style-name="P2" draw:layer="layout" draw:line-skew="1.916cm" svg:x1="6.784cm" svg:y1="14.389cm" svg:x2="10.617cm" svg:y2="11.927cm" svg:d="M6784 14389h3833v-2462" svg:viewBox="0 0 3834 2463">
          <text:p/>
        </draw:connector>
        <draw:connector draw:style-name="gr2" draw:text-style-name="P2" draw:layer="layout" draw:line-skew="1.713cm" svg:x1="6.687cm" svg:y1="14.016cm" svg:x2="10.114cm" svg:y2="11.94cm" svg:d="M6687 14016h3427v-2076" svg:viewBox="0 0 3428 2077">
          <text:p/>
        </draw:connector>
        <draw:connector draw:style-name="gr2" draw:text-style-name="P2" draw:layer="layout" draw:line-skew="1.181cm" svg:x1="6.724cm" svg:y1="13.643cm" svg:x2="9.087cm" svg:y2="11.927cm" svg:d="M6724 13643h2363v-1716" svg:viewBox="0 0 2364 1717">
          <text:p/>
        </draw:connector>
        <draw:connector draw:style-name="gr2" draw:text-style-name="P2" draw:layer="layout" draw:line-skew="0.629cm" svg:x1="6.748cm" svg:y1="13.186cm" svg:x2="7.923cm" svg:y2="11.927cm" svg:d="M6748 13186h1175v-1259" svg:viewBox="0 0 1176 1260">
          <text:p/>
        </draw:connector>
        <draw:custom-shape draw:style-name="gr3" draw:text-style-name="P1" draw:layer="layout" svg:width="0.5cm" svg:height="2cm" svg:x="5.874cm" svg:y="12.6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2.447cm" svg:x1="6.748cm" svg:y1="14.786cm" svg:x2="11.643cm" svg:y2="11.928cm" svg:d="M6748 14786h4895v-2858" svg:viewBox="0 0 4896 2859">
          <text:p/>
        </draw:connector>
        <draw:connector draw:style-name="gr2" draw:text-style-name="P2" draw:layer="layout" draw:line-skew="3.073cm" svg:x1="6.796cm" svg:y1="15.231cm" svg:x2="12.943cm" svg:y2="11.928cm" svg:d="M6796 15231h6147v-3303" svg:viewBox="0 0 6148 3304">
          <text:p/>
        </draw:connector>
        <draw:connector draw:style-name="gr2" draw:text-style-name="P2" draw:layer="layout" draw:line-skew="0.437cm" svg:x1="10.877cm" svg:y1="5.503cm" svg:x2="11.477cm" svg:y2="4.629cm" svg:d="M10877 5503h600v-874" svg:viewBox="0 0 601 875">
          <text:p/>
        </draw:connector>
        <draw:connector draw:style-name="gr2" draw:text-style-name="P2" draw:layer="layout" draw:line-skew="1.052cm" svg:x1="10.934cm" svg:y1="6.309cm" svg:x2="13.038cm" svg:y2="4.629cm" svg:d="M10934 6309h2104v-1680" svg:viewBox="0 0 2105 1681">
          <text:p/>
        </draw:connector>
        <draw:connector draw:style-name="gr2" draw:text-style-name="P2" draw:layer="layout" draw:line-skew="0.727cm" svg:x1="10.795cm" svg:y1="5.886cm" svg:x2="12.25cm" svg:y2="4.629cm" svg:d="M10795 5886h1455v-1257" svg:viewBox="0 0 1456 1258">
          <text:p/>
        </draw:connector>
        <draw:custom-shape draw:style-name="gr4" draw:text-style-name="P1" draw:layer="layout" svg:width="2.936cm" svg:height="1.5cm" svg:x="8.312cm" svg:y="5.1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1.052cm" svg:x1="5.509cm" svg:y1="6.308cm" svg:x2="7.613cm" svg:y2="4.628cm" svg:d="M5509 6308h2104v-1680" svg:viewBox="0 0 2105 1681">
          <text:p/>
        </draw:connector>
        <draw:connector draw:style-name="gr2" draw:text-style-name="P2" draw:layer="layout" draw:line-skew="0.727cm" svg:x1="5.47cm" svg:y1="5.885cm" svg:x2="6.925cm" svg:y2="4.628cm" svg:d="M5470 5885h1455v-1257" svg:viewBox="0 0 1456 1258">
          <text:p/>
        </draw:connector>
        <draw:connector draw:style-name="gr2" draw:text-style-name="P2" draw:layer="layout" draw:line-skew="0.437cm" svg:x1="5.602cm" svg:y1="5.504cm" svg:x2="6.202cm" svg:y2="4.63cm" svg:d="M5602 5504h600v-874" svg:viewBox="0 0 601 875">
          <text:p/>
        </draw:connector>
        <draw:custom-shape draw:style-name="gr5" draw:text-style-name="P1" draw:layer="layout" svg:width="4.75cm" svg:height="1.5cm" svg:x="1.198cm" svg:y="5.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75cm" svg:height="1.75cm" svg:x="1.678cm" svg:y="1.6cm">
          <draw:text-box>
            <text:p text:style-name="P3">VIM</text:p>
            <text:p text:style-name="P3">mode</text:p>
          </draw:text-box>
        </draw:frame>
        <draw:frame draw:style-name="gr6" draw:text-style-name="P4" draw:layer="layout" svg:width="2cm" svg:height="1.75cm" svg:x="5.312cm" svg:y="1.6cm">
          <draw:text-box>
            <text:p text:style-name="P3">Git</text:p>
            <text:p text:style-name="P3">Info</text:p>
          </draw:text-box>
        </draw:frame>
        <draw:frame draw:style-name="gr6" draw:text-style-name="P4" draw:layer="layout" svg:width="2.75cm" svg:height="1.75cm" svg:x="9.424cm" svg:y="1.6cm">
          <draw:text-box>
            <text:p text:style-name="P3">LSP</text:p>
            <text:p text:style-name="P3">Info</text:p>
          </draw:text-box>
        </draw:frame>
        <draw:frame draw:style-name="gr6" draw:text-style-name="P4" draw:layer="layout" svg:width="6.25cm" svg:height="1.75cm" svg:x="7.212cm" svg:y="8.4cm">
          <draw:text-box>
            <text:p text:style-name="P3">File</text:p>
            <text:p text:style-name="P3">Info</text:p>
          </draw:text-box>
        </draw:frame>
        <draw:frame draw:style-name="gr7" draw:text-style-name="P4" draw:layer="layout" svg:width="6.5cm" svg:height="1.673cm" svg:x="13.648cm" svg:y="8.477cm">
          <draw:text-box>
            <text:p text:style-name="P3">Position</text:p>
            <text:p text:style-name="P3">Info</text:p>
          </draw:text-box>
        </draw:frame>
        <draw:connector draw:style-name="gr2" draw:text-style-name="P2" draw:layer="layout" draw:line-skew="-2.641cm" svg:x1="21.071cm" svg:y1="14.425cm" svg:x2="15.79cm" svg:y2="11.934cm" svg:d="M21071 14425h-5281v-2491" svg:viewBox="0 0 5282 2492">
          <text:p/>
        </draw:connector>
        <draw:custom-shape draw:style-name="gr8" draw:text-style-name="P1" draw:layer="layout" svg:width="5cm" svg:height="3.25cm" svg:x="2.212cm" svg:y="12.4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25cm" svg:height="3.128cm" svg:x="3.024cm" svg:y="12.45cm">
          <draw:text-box>
            <text:p text:style-name="P5"><text:span text:style-name="T1">Line Ending Icon</text:span></text:p>
            <text:p text:style-name="P5"><text:span text:style-name="T1">Readonly or Writeable</text:span></text:p>
            <text:p text:style-name="P5"><text:span text:style-name="T1">File Name</text:span></text:p>
            <text:p text:style-name="P5"><text:span text:style-name="T1">File Type Icon</text:span></text:p>
            <text:p text:style-name="P5"><text:span text:style-name="T1">File Type Name</text:span></text:p>
            <text:p text:style-name="P5"><text:span text:style-name="T1">File Size</text:span></text:p>
            <text:p text:style-name="P5"><text:span text:style-name="T1">Character Encoding</text:span></text:p>
          </draw:text-box>
        </draw:frame>
        <draw:connector draw:style-name="gr2" draw:text-style-name="P2" draw:layer="layout" draw:line-skew="-3.297cm" svg:x1="21.095cm" svg:y1="14.87cm" svg:x2="14.502cm" svg:y2="11.934cm" svg:d="M21095 14870h-6593v-2936" svg:viewBox="0 0 6594 2937">
          <text:p/>
        </draw:connector>
        <draw:connector draw:style-name="gr2" draw:text-style-name="P2" draw:layer="layout" draw:line-skew="-0.67cm" svg:x1="21.115cm" svg:y1="12.797cm" svg:x2="19.775cm" svg:y2="11.934cm" svg:d="M21115 12797h-1340v-863" svg:viewBox="0 0 1341 864">
          <text:p/>
        </draw:connector>
        <draw:connector draw:style-name="gr2" draw:text-style-name="P2" draw:layer="layout" draw:line-skew="-2.282cm" svg:x1="21.047cm" svg:y1="14.028cm" svg:x2="16.484cm" svg:y2="11.934cm" svg:d="M21047 14028h-4563v-2094" svg:viewBox="0 0 4564 2095">
          <text:p/>
        </draw:connector>
        <draw:connector draw:style-name="gr2" draw:text-style-name="P2" draw:layer="layout" draw:line-skew="-1.637cm" svg:x1="20.975cm" svg:y1="13.619cm" svg:x2="17.702cm" svg:y2="11.934cm" svg:d="M20975 13619h-3273v-1685" svg:viewBox="0 0 3274 1686">
          <text:p/>
        </draw:connector>
        <draw:connector draw:style-name="gr2" draw:text-style-name="P2" draw:layer="layout" draw:line-skew="-1.037cm" svg:x1="20.876cm" svg:y1="13.197cm" svg:x2="18.803cm" svg:y2="11.938cm" svg:d="M20876 13197h-2073v-1259" svg:viewBox="0 0 2074 1260">
          <text:p/>
        </draw:connector>
        <draw:custom-shape draw:style-name="gr10" draw:text-style-name="P1" draw:layer="layout" svg:width="4.986cm" svg:height="2.75cm" svg:x="19.976cm" svg:y="12.35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5.062cm" svg:height="2.95cm" svg:x="19.9cm" svg:y="12.45cm">
          <draw:text-box>
            <text:p text:style-name="P7"><text:span text:style-name="T1">Tab mode</text:span></text:p>
            <text:p text:style-name="P7"><text:span text:style-name="T1">Number of Columns in Line</text:span></text:p>
            <text:p text:style-name="P7"><text:span text:style-name="T1">Current Column Number</text:span></text:p>
            <text:p text:style-name="P7"><text:span text:style-name="T1">Total Number of Lines</text:span></text:p>
            <text:p text:style-name="P7"><text:span text:style-name="T1">Current Line Number</text:span></text:p>
            <text:p text:style-name="P8"><text:span text:style-name="T1">% Down File</text:span></text:p>
          </draw:text-box>
        </draw:frame>
        <draw:frame draw:style-name="gr12" draw:text-style-name="P3" draw:layer="layout" svg:width="11.82cm" svg:height="0.387cm" svg:x="1.992cm" svg:y="4.213cm">
          <draw:image xlink:href="Pictures/10000000000003B10000001F3A8E035E9F63EB73.png" xlink:type="simple" xlink:show="embed" xlink:actuate="onLoad" draw:mime-type="image/png">
            <text:p/>
          </draw:image>
        </draw:frame>
        <draw:frame draw:style-name="gr12" draw:text-style-name="P3" draw:layer="layout" svg:width="13.097cm" svg:height="0.348cm" svg:x="7.115cm" svg:y="11.052cm">
          <draw:image xlink:href="Pictures/100000000000048D0000001FBA0F7A4E2477DD7F.png" xlink:type="simple" xlink:show="embed" xlink:actuate="onLoad" draw:mime-type="image/png">
            <text:p/>
          </draw:image>
        </draw:frame>
        <draw:frame draw:style-name="gr12" draw:text-style-name="P3" draw:layer="layout" svg:width="12.936cm" svg:height="0.372cm" svg:x="7.212cm" svg:y="11.455cm">
          <draw:image xlink:href="Pictures/10000000000003880000001A9B3701DA04C9B832.png" xlink:type="simple" xlink:show="embed" xlink:actuate="onLoad" draw:mime-type="image/png">
            <text:p/>
          </draw:image>
        </draw:frame>
        <draw:connector draw:style-name="gr2" draw:text-style-name="P2" draw:layer="layout" svg:x1="6.312cm" svg:y1="3.25cm" svg:x2="6.314cm" svg:y2="4.1cm" svg:d="M6312 3250v675h2v175" svg:viewBox="0 0 3 851">
          <text:p/>
        </draw:connector>
        <draw:connector draw:style-name="gr2" draw:text-style-name="P2" draw:layer="layout" svg:x1="3.062cm" svg:y1="3.25cm" svg:x2="3.064cm" svg:y2="4.1cm" svg:d="M3062 3250v675h2v175" svg:viewBox="0 0 3 851">
          <text:p/>
        </draw:connector>
        <draw:connector draw:style-name="gr2" draw:text-style-name="P2" draw:layer="layout" svg:x1="10.81cm" svg:y1="3.25cm" svg:x2="10.812cm" svg:y2="4.1cm" svg:d="M10810 3250v675h2v175" svg:viewBox="0 0 3 851">
          <text:p/>
        </draw:connector>
        <draw:frame draw:style-name="gr13" draw:text-style-name="P6" draw:layer="layout" svg:width="3.25cm" svg:height="1.5cm" svg:x="2.794cm" svg:y="5.164cm">
          <draw:text-box>
            <text:p text:style-name="P5"><text:span text:style-name="T1">New Lines</text:span></text:p>
            <text:p text:style-name="P5"><text:span text:style-name="T1">Changed Lines</text:span></text:p>
            <text:p text:style-name="P5"><text:span text:style-name="T1">Deleted Lines</text:span></text:p>
          </draw:text-box>
        </draw:frame>
        <draw:frame draw:style-name="gr13" draw:text-style-name="P6" draw:layer="layout" svg:width="3.25cm" svg:height="1.5cm" svg:x="7.884cm" svg:y="5.164cm">
          <draw:text-box>
            <text:p text:style-name="P5"><text:span text:style-name="T1">Errors</text:span></text:p>
            <text:p text:style-name="P5"><text:span text:style-name="T1">Warnings</text:span></text:p>
            <text:p text:style-name="P5"><text:span text:style-name="T1">Hints</text:span></text:p>
          </draw:text-box>
        </draw:frame>
        <draw:connector draw:style-name="gr2" draw:text-style-name="P2" draw:layer="layout" svg:x1="16.913cm" svg:y1="10.05cm" svg:x2="16.915cm" svg:y2="10.9cm" svg:d="M16913 10050v675h2v175" svg:viewBox="0 0 3 851">
          <text:p/>
        </draw:connector>
        <draw:connector draw:style-name="gr2" draw:text-style-name="P2" draw:layer="layout" svg:x1="10.363cm" svg:y1="10.05cm" svg:x2="10.365cm" svg:y2="10.9cm" svg:d="M10363 10050v675h2v175" svg:viewBox="0 0 3 8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30T14:07:55.673719366</meta:creation-date>
    <dc:date>2021-08-23T17:37:23.593587926</dc:date>
    <meta:editing-duration>PT44M4S</meta:editing-duration>
    <meta:editing-cycles>9</meta:editing-cycles>
    <meta:generator>LibreOffice/7.2.0.4$Linux_X86_64 LibreOffice_project/9a9c6381e3f7a62afc1329bd359cc48accb6435b</meta:generator>
    <meta:document-statistic meta:object-count="42"/>
  </office:meta>
</office:document-meta>
</file>